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9a839" officeooo:paragraph-rsid="0019a839"/>
    </style:style>
    <style:style style:name="P2" style:family="paragraph" style:parent-style-name="Standard">
      <style:paragraph-properties fo:line-height="150%" fo:text-align="justify" style:justify-single-word="false" style:writing-mode="lr-tb"/>
      <style:text-properties style:font-name="Arial" officeooo:rsid="0019a839" officeooo:paragraph-rsid="0019a839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style:font-name="Arial" officeooo:rsid="001ac0f9" officeooo:paragraph-rsid="001ac0f9"/>
    </style:style>
    <style:style style:name="P4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" officeooo:rsid="001ac0f9" officeooo:paragraph-rsid="001ac0f9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style:font-name="Arial" officeooo:rsid="001b3caf" officeooo:paragraph-rsid="001b3caf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Arial" officeooo:rsid="0021576c" officeooo:paragraph-rsid="00221e75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style:font-name="Arial" officeooo:rsid="0021576c" officeooo:paragraph-rsid="0023a97f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style:font-name="Arial" officeooo:rsid="002e58be" officeooo:paragraph-rsid="002e58be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style:font-name="Arial" officeooo:rsid="003e291d" officeooo:paragraph-rsid="003e291d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style:font-name="Arial" officeooo:rsid="00443de7" officeooo:paragraph-rsid="00443de7"/>
    </style:style>
    <style:style style:name="T1" style:family="text">
      <style:text-properties fo:font-style="italic" officeooo:rsid="00221e75" style:font-style-asian="italic" style:font-style-complex="italic"/>
    </style:style>
    <style:style style:name="T2" style:family="text">
      <style:text-properties fo:font-style="italic" officeooo:rsid="0023a97f" style:font-style-asian="italic" style:font-style-complex="italic"/>
    </style:style>
    <style:style style:name="T3" style:family="text">
      <style:text-properties fo:font-style="italic" officeooo:rsid="0026624c" style:font-style-asian="italic" style:font-style-complex="italic"/>
    </style:style>
    <style:style style:name="T4" style:family="text">
      <style:text-properties fo:font-style="italic" officeooo:rsid="0027d317" style:font-style-asian="italic" style:font-style-complex="italic"/>
    </style:style>
    <style:style style:name="T5" style:family="text">
      <style:text-properties fo:font-style="italic" officeooo:rsid="0032c5ad" style:font-style-asian="italic" style:font-style-complex="italic"/>
    </style:style>
    <style:style style:name="T6" style:family="text">
      <style:text-properties fo:font-style="italic" officeooo:rsid="00339fc5" style:font-style-asian="italic" style:font-style-complex="italic"/>
    </style:style>
    <style:style style:name="T7" style:family="text">
      <style:text-properties fo:font-style="italic" officeooo:rsid="0045c4f8" style:font-style-asian="italic" style:font-style-complex="italic"/>
    </style:style>
    <style:style style:name="T8" style:family="text">
      <style:text-properties fo:font-style="italic" officeooo:rsid="004344b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c9b19" style:font-style-asian="normal" style:font-style-complex="normal"/>
    </style:style>
    <style:style style:name="T11" style:family="text">
      <style:text-properties fo:font-style="normal" officeooo:rsid="00221e75" style:font-style-asian="normal" style:font-style-complex="normal"/>
    </style:style>
    <style:style style:name="T12" style:family="text">
      <style:text-properties fo:font-style="normal" officeooo:rsid="0023a97f" style:font-style-asian="normal" style:font-style-complex="normal"/>
    </style:style>
    <style:style style:name="T13" style:family="text">
      <style:text-properties fo:font-style="normal" officeooo:rsid="0023f325" style:font-style-asian="normal" style:font-style-complex="normal"/>
    </style:style>
    <style:style style:name="T14" style:family="text">
      <style:text-properties fo:font-style="normal" officeooo:rsid="0026624c" style:font-style-asian="normal" style:font-style-complex="normal"/>
    </style:style>
    <style:style style:name="T15" style:family="text">
      <style:text-properties fo:font-style="normal" officeooo:rsid="0027f3de" style:font-style-asian="normal" style:font-style-complex="normal"/>
    </style:style>
    <style:style style:name="T16" style:family="text">
      <style:text-properties fo:font-style="normal" officeooo:rsid="002af84c" style:font-style-asian="normal" style:font-style-complex="normal"/>
    </style:style>
    <style:style style:name="T17" style:family="text">
      <style:text-properties fo:font-style="normal" officeooo:rsid="002c5bde" style:font-style-asian="normal" style:font-style-complex="normal"/>
    </style:style>
    <style:style style:name="T18" style:family="text">
      <style:text-properties fo:font-style="normal" officeooo:rsid="0032c5ad" style:font-style-asian="normal" style:font-style-complex="normal"/>
    </style:style>
    <style:style style:name="T19" style:family="text">
      <style:text-properties fo:font-style="normal" officeooo:rsid="00339fc5" style:font-style-asian="normal" style:font-style-complex="normal"/>
    </style:style>
    <style:style style:name="T20" style:family="text">
      <style:text-properties fo:font-style="normal" officeooo:rsid="003611d1" style:font-style-asian="normal" style:font-style-complex="normal"/>
    </style:style>
    <style:style style:name="T21" style:family="text">
      <style:text-properties fo:font-style="normal" officeooo:rsid="0036e59f" style:font-style-asian="normal" style:font-style-complex="normal"/>
    </style:style>
    <style:style style:name="T22" style:family="text">
      <style:text-properties fo:font-style="normal" officeooo:rsid="0038a4de" style:font-style-asian="normal" style:font-style-complex="normal"/>
    </style:style>
    <style:style style:name="T23" style:family="text">
      <style:text-properties fo:font-style="normal" officeooo:rsid="003a21f5" style:font-style-asian="normal" style:font-style-complex="normal"/>
    </style:style>
    <style:style style:name="T24" style:family="text">
      <style:text-properties fo:font-style="normal" officeooo:rsid="003a3b80" style:font-style-asian="normal" style:font-style-complex="normal"/>
    </style:style>
    <style:style style:name="T25" style:family="text">
      <style:text-properties fo:font-style="normal" officeooo:rsid="003a4c43" style:font-style-asian="normal" style:font-style-complex="normal"/>
    </style:style>
    <style:style style:name="T26" style:family="text">
      <style:text-properties fo:font-style="normal" officeooo:rsid="003f7164" style:font-style-asian="normal" style:font-style-complex="normal"/>
    </style:style>
    <style:style style:name="T27" style:family="text">
      <style:text-properties fo:font-style="normal" officeooo:rsid="0040bc9e" style:font-style-asian="normal" style:font-style-complex="normal"/>
    </style:style>
    <style:style style:name="T28" style:family="text">
      <style:text-properties fo:font-style="normal" officeooo:rsid="004156ab" style:font-style-asian="normal" style:font-style-complex="normal"/>
    </style:style>
    <style:style style:name="T29" style:family="text">
      <style:text-properties fo:font-style="normal" officeooo:rsid="0042c81b" style:font-style-asian="normal" style:font-style-complex="normal"/>
    </style:style>
    <style:style style:name="T30" style:family="text">
      <style:text-properties fo:font-style="normal" officeooo:rsid="004344b0" style:font-style-asian="normal" style:font-style-complex="normal"/>
    </style:style>
    <style:style style:name="T31" style:family="text">
      <style:text-properties fo:font-style="normal" officeooo:rsid="0043e58d" style:font-style-asian="normal" style:font-style-complex="normal"/>
    </style:style>
    <style:style style:name="T32" style:family="text">
      <style:text-properties fo:font-style="normal" officeooo:rsid="0045c4f8" style:font-style-asian="normal" style:font-style-complex="normal"/>
    </style:style>
    <style:style style:name="T33" style:family="text">
      <style:text-properties fo:font-style="normal" officeooo:rsid="0047aa1a" style:font-style-asian="normal" style:font-style-complex="normal"/>
    </style:style>
    <style:style style:name="T34" style:family="text">
      <style:text-properties fo:font-style="normal" officeooo:rsid="0049792f" style:font-style-asian="normal" style:font-style-complex="normal"/>
    </style:style>
    <style:style style:name="T35" style:family="text">
      <style:text-properties fo:font-style="normal" officeooo:rsid="00514799" style:font-style-asian="normal" style:font-style-complex="normal"/>
    </style:style>
    <style:style style:name="T36" style:family="text">
      <style:text-properties fo:font-style="normal" officeooo:rsid="00526e8d" style:font-style-asian="normal" style:font-style-complex="normal"/>
    </style:style>
    <style:style style:name="T37" style:family="text">
      <style:text-properties fo:font-style="normal" officeooo:rsid="00544bab" style:font-style-asian="normal" style:font-style-complex="normal"/>
    </style:style>
    <style:style style:name="T38" style:family="text">
      <style:text-properties fo:font-style="normal" officeooo:rsid="0055163a" style:font-style-asian="normal" style:font-style-complex="normal"/>
    </style:style>
    <style:style style:name="T39" style:family="text">
      <style:text-properties fo:font-style="normal" fo:font-weight="bold" officeooo:rsid="001c9b19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3a97f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c5bde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43e58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2c5ad" style:font-style-asian="normal" style:font-weight-asian="bold" style:font-style-complex="normal" style:font-weight-complex="bold"/>
    </style:style>
    <style:style style:name="T4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</text:p>
      <text:p text:style-name="P1"/>
      <text:p text:style-name="P1"><text:span text:style-name="T44">1.</text:span> Os dispositivos de entrada e saída são aqueles que, como o nome sugere oferecem entradas e saídas de dados, como os teclados e os monitores.</text:p>
      <text:p text:style-name="P2"><text:tab/>Esses dispositivos são conectados ao computador por meio de um barramento externo, que por sua vez comunica-se com o processador a partir de um chip controlador, o DMA, que lida com as interrupções produzidas pelos processos de entrada, permitindo que os atuais sistemas de E/S por interrupção não apresentem um impacto performático negativo ao micro.</text:p>
      <text:p text:style-name="P2"/>
      <text:p text:style-name="P3"><text:span text:style-name="T44">2.</text:span> A comunicação entre os dispositivos de E/S e o processador acontece por meio de uma determinada sequência lógica de etapas, que podem ser definidas por:</text:p>
      <text:list xml:id="list860240088" text:style-name="L1">
        <text:list-item>
          <text:p text:style-name="P4">Processador verifica o estado do dispositivo de E/S e esse por sua vez retorna seu estado;</text:p>
        </text:list-item>
        <text:list-item>
          <text:p text:style-name="P4">O processador solicita a transferência de dados entre o micro e o dispositivo, nessa etapa o módulo de E/S entra em ação, intermediando os dados recebidos do dispositivo e encaminhando-os para o processador;</text:p>
        </text:list-item>
        <text:list-item>
          <text:p text:style-name="P4">O processador retorna os dados já processados e manipulados sob a forma de uma saída.</text:p>
        </text:list-item>
      </text:list>
      <text:p text:style-name="P3"/>
      <text:p text:style-name="P5"><text:span text:style-name="T44">3. </text:span><text:span text:style-name="T10">O </text:span><text:span text:style-name="T19">processo de interrupção a nível de </text:span><text:span text:style-name="T6">software</text:span><text:span text:style-name="T19"> são as solicitações oriundas dos dispositivos de E/S para o processo em execução </text:span><text:span text:style-name="T20">que demandam uma troca de contexto por parte do processador, </text:span><text:span text:style-name="T21">esse por sua vez</text:span><text:span text:style-name="T19"> processa os dados recebidos, </text:span><text:span text:style-name="T23">disparando os fluxos ou processos neces</text:span><text:span text:style-name="T24">s</text:span><text:span text:style-name="T25">á</text:span><text:span text:style-name="T23">rios e</text:span><text:span text:style-name="T22"> retorna</text:span><text:span text:style-name="T23">ndo</text:span><text:span text:style-name="T22"> para o contexto em que estava trabalhando antes da interrupção.</text:span></text:p>
      <text:p text:style-name="P5"><text:span text:style-name="T10"/></text:p>
      <text:p text:style-name="P6"><text:span text:style-name="T39">4. </text:span><text:span text:style-name="T9">As interrupções diferem-se das exceções por serem emitidas de forma síncrona e externa ao processo, sendo normalmente disparadas pela interação do usuário com algum dispositivo de E/S, </text:span><text:span text:style-name="T28">por exemplo quando um comando está sendo executado em um terminal UNIX e o usuário tecla “Ctrl+C” para pará-los.</text:span></text:p>
      <text:p text:style-name="P7"><text:span text:style-name="T9"><text:tab/></text:span><text:span text:style-name="T11">Já as exceções ocorrem de maneira assíncrona e interna ao</text:span><text:span text:style-name="T1"> software</text:span><text:span text:style-name="T11">, com essas sendo disparadas principalmente por erros ou fluxos internos do processo, </text:span><text:span text:style-name="T37">como</text:span><text:span text:style-name="T29"> quando um autenticador não consegue se conectar com um banco de dados externo e retorna uma </text:span><text:span text:style-name="T33">e</text:span><text:span text:style-name="T29">xceção </text:span><text:span text:style-name="T8">http</text:span><text:span text:style-name="T30"> </text:span><text:span text:style-name="T38">síncrona </text:span><text:span text:style-name="T34">com código</text:span><text:span text:style-name="T29"> 404 ou 500</text:span><text:span text:style-name="T11">.</text:span></text:p>
      <text:p text:style-name="P7"><text:span text:style-name="T11"/></text:p>
      <text:p text:style-name="P7"><text:soft-page-break/><text:span text:style-name="T40">5.</text:span><text:span text:style-name="T12"> Os arquivos são abstrações de dados e informações, </text:span><text:span text:style-name="T13">sendo representados por um diretório e um nome seguido de extensão</text:span><text:span text:style-name="T12">, </text:span><text:span text:style-name="T14">como por exemplo, “arquivo.txt</text:span><text:span text:style-name="T3">”. </text:span><text:span text:style-name="T4">Os arquivos possuem</text:span><text:span text:style-name="T12"> aspectos visíveis ao usuário, </text:span><text:span text:style-name="T15">que são seus dados </text:span><text:span text:style-name="T16">diretamente </text:span><text:span text:style-name="T15">manipuláveis</text:span><text:span text:style-name="T12"> e aspectos “invisíveis”</text:span><text:span text:style-name="T2">, </text:span><text:span text:style-name="T12">como os metadados.</text:span></text:p>
      <text:p text:style-name="P7"><text:span text:style-name="T12"><text:tab/></text:span><text:span text:style-name="T17">Existem algumas operações principais que podem ser realizadas nestes, como a criação de novos arquivos, a leitura deles, a modificação de seus dados internos pelo processo de escrita e a remoção deles do sistema de forma permanente ou temporária.</text:span></text:p>
      <text:p text:style-name="P7"><text:span text:style-name="T17"/></text:p>
      <text:p text:style-name="P8"><text:span text:style-name="T41">6. </text:span><text:span text:style-name="T9">Partições são abstrações lógicas de armazenamento, nas quais uma unidade secundária grande pode ser subdividida em múltiplas unidades menores.</text:span></text:p>
      <text:p text:style-name="P8"><text:span text:style-name="T9"><text:tab/></text:span><text:span text:style-name="T18">Essas sub divisões do disco são indexadas pelo sistema operacional na tabela de partições do mesmo, possibilitando assim que os </text:span><text:span text:style-name="T5">softwares</text:span><text:span text:style-name="T18"> e que o usuário possa fazer uso delas como se fossem unidades secundárias independentes.</text:span></text:p>
      <text:p text:style-name="P8"><text:span text:style-name="T18"/></text:p>
      <text:p text:style-name="P9"><text:span text:style-name="T43">7.</text:span><text:span text:style-name="T18"> </text:span><text:span text:style-name="T26">Os sistemas de arquivos lidam com os dados na memória secundária, persistindo-os </text:span><text:span text:style-name="T27">de forma permanente e </text:span><text:span text:style-name="T31">oferecendo a primeira camada de abstração entre os dados binários, permitindo que estes sejam entendidos como arquivos pelo kernel do sistema operacional, </text:span><text:span text:style-name="T35">que por sua vez pode lidar com diversos protocolos de sistemas de arquivos, como NTFS, BRTFS e EXT</text:span><text:span text:style-name="T31">.</text:span></text:p>
      <text:p text:style-name="P9"><text:span text:style-name="T31"/></text:p>
      <text:p text:style-name="P10"><text:span text:style-name="T42">8.</text:span><text:span text:style-name="T31"> </text:span><text:span text:style-name="T9">As alocações contíguas ocorrem de forma que um arquivo ao ser criado vai sempre ocupar um setor continuo e sequencial da memória secundária, por exemplo, um arquivo que ocupe sete setores só vai ser criado com esses setores em sequência.</text:span></text:p>
      <text:p text:style-name="P10"><text:span text:style-name="T9"><text:tab/></text:span><text:span text:style-name="T32">Já a alocação por </text:span><text:span text:style-name="T7">i-nodes</text:span><text:span text:style-name="T32"> ocorre de forma indexada, com o </text:span><text:span text:style-name="T7">i-node</text:span><text:span text:style-name="T32"> possuindo os metadados e o índice do arquivo, nesse modo de alocação os arquivos são persistidos de forma que eles sejam indexados a uma tabela de índices global do SO, e que possam ser acessados de forma direta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9:17:40.477846186</meta:creation-date>
    <dc:date>2021-05-04T21:09:17.123584650</dc:date>
    <meta:editing-duration>PT1H30M51S</meta:editing-duration>
    <meta:editing-cycles>57</meta:editing-cycles>
    <meta:generator>LibreOffice/7.1.2.2$Linux_X86_64 LibreOffice_project/8a45595d069ef5570103caea1b71cc9d82b2aae4</meta:generator>
    <meta:document-statistic meta:table-count="0" meta:image-count="0" meta:object-count="0" meta:page-count="2" meta:paragraph-count="17" meta:word-count="615" meta:character-count="3802" meta:non-whitespace-character-count="3202"/>
  </office:meta>
</office:document-meta>
</file>